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2_13:59:4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76913" calcext:value-type="float">
            <text:p>376913</text:p>
          </table:table-cell>
          <table:table-cell office:value-type="float" office:value="199278" calcext:value-type="float">
            <text:p>199278</text:p>
          </table:table-cell>
          <table:table-cell office:value-type="float" office:value="177635" calcext:value-type="float">
            <text:p>177635</text:p>
          </table:table-cell>
          <table:table-cell office:value-type="float" office:value="16534" calcext:value-type="float">
            <text:p>16534</text:p>
          </table:table-cell>
          <table:table-cell office:value-type="float" office:value="8733" calcext:value-type="float">
            <text:p>8733</text:p>
          </table:table-cell>
          <table:table-cell office:value-type="float" office:value="7801" calcext:value-type="float">
            <text:p>7801</text:p>
          </table:table-cell>
          <table:table-cell office:value-type="float" office:value="29337" calcext:value-type="float">
            <text:p>29337</text:p>
          </table:table-cell>
          <table:table-cell office:value-type="float" office:value="15038" calcext:value-type="float">
            <text:p>15038</text:p>
          </table:table-cell>
          <table:table-cell office:value-type="float" office:value="14299" calcext:value-type="float">
            <text:p>14299</text:p>
          </table:table-cell>
          <table:table-cell/>
          <table:table-cell table:formula="of:=[.K2]/[.E2]" office:value-type="percentage" office:value="0.0804965237706533" calcext:value-type="percentage">
            <text:p>8.05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93977" calcext:value-type="float">
            <text:p>393977</text:p>
          </table:table-cell>
          <table:table-cell office:value-type="float" office:value="209138" calcext:value-type="float">
            <text:p>209138</text:p>
          </table:table-cell>
          <table:table-cell office:value-type="float" office:value="184839" calcext:value-type="float">
            <text:p>184839</text:p>
          </table:table-cell>
          <table:table-cell office:value-type="float" office:value="11384" calcext:value-type="float">
            <text:p>11384</text:p>
          </table:table-cell>
          <table:table-cell office:value-type="float" office:value="5885" calcext:value-type="float">
            <text:p>5885</text:p>
          </table:table-cell>
          <table:table-cell office:value-type="float" office:value="5499" calcext:value-type="float">
            <text:p>5499</text:p>
          </table:table-cell>
          <table:table-cell office:value-type="float" office:value="18331" calcext:value-type="float">
            <text:p>18331</text:p>
          </table:table-cell>
          <table:table-cell office:value-type="float" office:value="9474" calcext:value-type="float">
            <text:p>9474</text:p>
          </table:table-cell>
          <table:table-cell office:value-type="float" office:value="8857" calcext:value-type="float">
            <text:p>8857</text:p>
          </table:table-cell>
          <table:table-cell/>
          <table:table-cell table:formula="of:=[.K3]/[.E3]" office:value-type="percentage" office:value="0.0479173767440854" calcext:value-type="percentage">
            <text:p>4.79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405320" calcext:value-type="float">
            <text:p>405320</text:p>
          </table:table-cell>
          <table:table-cell office:value-type="float" office:value="214929" calcext:value-type="float">
            <text:p>214929</text:p>
          </table:table-cell>
          <table:table-cell office:value-type="float" office:value="190391" calcext:value-type="float">
            <text:p>190391</text:p>
          </table:table-cell>
          <table:table-cell office:value-type="float" office:value="9728" calcext:value-type="float">
            <text:p>9728</text:p>
          </table:table-cell>
          <table:table-cell office:value-type="float" office:value="5069" calcext:value-type="float">
            <text:p>5069</text:p>
          </table:table-cell>
          <table:table-cell office:value-type="float" office:value="4659" calcext:value-type="float">
            <text:p>4659</text:p>
          </table:table-cell>
          <table:table-cell office:value-type="float" office:value="11403" calcext:value-type="float">
            <text:p>11403</text:p>
          </table:table-cell>
          <table:table-cell office:value-type="float" office:value="5625" calcext:value-type="float">
            <text:p>5625</text:p>
          </table:table-cell>
          <table:table-cell office:value-type="float" office:value="5778" calcext:value-type="float">
            <text:p>5778</text:p>
          </table:table-cell>
          <table:table-cell/>
          <table:table-cell table:formula="of:=[.K4]/[.E4]" office:value-type="percentage" office:value="0.0303480731757278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99217" calcext:value-type="float">
            <text:p>399217</text:p>
          </table:table-cell>
          <table:table-cell office:value-type="float" office:value="210719" calcext:value-type="float">
            <text:p>210719</text:p>
          </table:table-cell>
          <table:table-cell office:value-type="float" office:value="188498" calcext:value-type="float">
            <text:p>188498</text:p>
          </table:table-cell>
          <table:table-cell office:value-type="float" office:value="11538" calcext:value-type="float">
            <text:p>11538</text:p>
          </table:table-cell>
          <table:table-cell office:value-type="float" office:value="5902" calcext:value-type="float">
            <text:p>5902</text:p>
          </table:table-cell>
          <table:table-cell office:value-type="float" office:value="5636" calcext:value-type="float">
            <text:p>5636</text:p>
          </table:table-cell>
          <table:table-cell office:value-type="float" office:value="11799" calcext:value-type="float">
            <text:p>11799</text:p>
          </table:table-cell>
          <table:table-cell office:value-type="float" office:value="5376" calcext:value-type="float">
            <text:p>5376</text:p>
          </table:table-cell>
          <table:table-cell office:value-type="float" office:value="6423" calcext:value-type="float">
            <text:p>6423</text:p>
          </table:table-cell>
          <table:table-cell/>
          <table:table-cell table:formula="of:=[.K5]/[.E5]" office:value-type="percentage" office:value="0.0340746320915872" calcext:value-type="percentage">
            <text:p>3.4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68228" calcext:value-type="float">
            <text:p>368228</text:p>
          </table:table-cell>
          <table:table-cell office:value-type="float" office:value="194888" calcext:value-type="float">
            <text:p>194888</text:p>
          </table:table-cell>
          <table:table-cell office:value-type="float" office:value="173340" calcext:value-type="float">
            <text:p>173340</text:p>
          </table:table-cell>
          <table:table-cell office:value-type="float" office:value="13492" calcext:value-type="float">
            <text:p>13492</text:p>
          </table:table-cell>
          <table:table-cell office:value-type="float" office:value="6916" calcext:value-type="float">
            <text:p>6916</text:p>
          </table:table-cell>
          <table:table-cell office:value-type="float" office:value="6576" calcext:value-type="float">
            <text:p>6576</text:p>
          </table:table-cell>
          <table:table-cell office:value-type="float" office:value="37889" calcext:value-type="float">
            <text:p>37889</text:p>
          </table:table-cell>
          <table:table-cell office:value-type="float" office:value="19035" calcext:value-type="float">
            <text:p>19035</text:p>
          </table:table-cell>
          <table:table-cell office:value-type="float" office:value="18854" calcext:value-type="float">
            <text:p>18854</text:p>
          </table:table-cell>
          <table:table-cell/>
          <table:table-cell table:formula="of:=[.K6]/[.E6]" office:value-type="percentage" office:value="0.108768893504096" calcext:value-type="percentage">
            <text:p>10.8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49490" calcext:value-type="float">
            <text:p>349490</text:p>
          </table:table-cell>
          <table:table-cell office:value-type="float" office:value="189512" calcext:value-type="float">
            <text:p>189512</text:p>
          </table:table-cell>
          <table:table-cell office:value-type="float" office:value="159978" calcext:value-type="float">
            <text:p>159978</text:p>
          </table:table-cell>
          <table:table-cell office:value-type="float" office:value="18660" calcext:value-type="float">
            <text:p>18660</text:p>
          </table:table-cell>
          <table:table-cell office:value-type="float" office:value="8562" calcext:value-type="float">
            <text:p>8562</text:p>
          </table:table-cell>
          <table:table-cell office:value-type="float" office:value="10098" calcext:value-type="float">
            <text:p>10098</text:p>
          </table:table-cell>
          <table:table-cell office:value-type="float" office:value="53635" calcext:value-type="float">
            <text:p>53635</text:p>
          </table:table-cell>
          <table:table-cell office:value-type="float" office:value="24868" calcext:value-type="float">
            <text:p>24868</text:p>
          </table:table-cell>
          <table:table-cell office:value-type="float" office:value="28767" calcext:value-type="float">
            <text:p>28767</text:p>
          </table:table-cell>
          <table:table-cell/>
          <table:table-cell table:formula="of:=[.K7]/[.E7]" office:value-type="percentage" office:value="0.179818475040318" calcext:value-type="percentage">
            <text:p>17.98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00111" calcext:value-type="float">
            <text:p>400111</text:p>
          </table:table-cell>
          <table:table-cell office:value-type="float" office:value="211212" calcext:value-type="float">
            <text:p>211212</text:p>
          </table:table-cell>
          <table:table-cell office:value-type="float" office:value="188899" calcext:value-type="float">
            <text:p>188899</text:p>
          </table:table-cell>
          <table:table-cell office:value-type="float" office:value="11010" calcext:value-type="float">
            <text:p>11010</text:p>
          </table:table-cell>
          <table:table-cell office:value-type="float" office:value="5594" calcext:value-type="float">
            <text:p>5594</text:p>
          </table:table-cell>
          <table:table-cell office:value-type="float" office:value="5416" calcext:value-type="float">
            <text:p>5416</text:p>
          </table:table-cell>
          <table:table-cell office:value-type="float" office:value="14698" calcext:value-type="float">
            <text:p>14698</text:p>
          </table:table-cell>
          <table:table-cell office:value-type="float" office:value="8313" calcext:value-type="float">
            <text:p>8313</text:p>
          </table:table-cell>
          <table:table-cell office:value-type="float" office:value="6385" calcext:value-type="float">
            <text:p>6385</text:p>
          </table:table-cell>
          <table:table-cell/>
          <table:table-cell table:formula="of:=[.K8]/[.E8]" office:value-type="percentage" office:value="0.0338011318217672" calcext:value-type="percentage">
            <text:p>3.38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95087" calcext:value-type="float">
            <text:p>395087</text:p>
          </table:table-cell>
          <table:table-cell office:value-type="float" office:value="209892" calcext:value-type="float">
            <text:p>209892</text:p>
          </table:table-cell>
          <table:table-cell office:value-type="float" office:value="185195" calcext:value-type="float">
            <text:p>185195</text:p>
          </table:table-cell>
          <table:table-cell office:value-type="float" office:value="11483" calcext:value-type="float">
            <text:p>11483</text:p>
          </table:table-cell>
          <table:table-cell office:value-type="float" office:value="6017" calcext:value-type="float">
            <text:p>6017</text:p>
          </table:table-cell>
          <table:table-cell office:value-type="float" office:value="5466" calcext:value-type="float">
            <text:p>5466</text:p>
          </table:table-cell>
          <table:table-cell office:value-type="float" office:value="17546" calcext:value-type="float">
            <text:p>17546</text:p>
          </table:table-cell>
          <table:table-cell office:value-type="float" office:value="8544" calcext:value-type="float">
            <text:p>8544</text:p>
          </table:table-cell>
          <table:table-cell office:value-type="float" office:value="9002" calcext:value-type="float">
            <text:p>9002</text:p>
          </table:table-cell>
          <table:table-cell/>
          <table:table-cell table:formula="of:=[.K9]/[.E9]" office:value-type="percentage" office:value="0.0486082237641405" calcext:value-type="percentage">
            <text:p>4.8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02757" calcext:value-type="float">
            <text:p>402757</text:p>
          </table:table-cell>
          <table:table-cell office:value-type="float" office:value="213109" calcext:value-type="float">
            <text:p>213109</text:p>
          </table:table-cell>
          <table:table-cell office:value-type="float" office:value="189648" calcext:value-type="float">
            <text:p>189648</text:p>
          </table:table-cell>
          <table:table-cell office:value-type="float" office:value="10530" calcext:value-type="float">
            <text:p>10530</text:p>
          </table:table-cell>
          <table:table-cell office:value-type="float" office:value="5372" calcext:value-type="float">
            <text:p>5372</text:p>
          </table:table-cell>
          <table:table-cell office:value-type="float" office:value="5158" calcext:value-type="float">
            <text:p>5158</text:p>
          </table:table-cell>
          <table:table-cell office:value-type="float" office:value="11318" calcext:value-type="float">
            <text:p>11318</text:p>
          </table:table-cell>
          <table:table-cell office:value-type="float" office:value="5449" calcext:value-type="float">
            <text:p>5449</text:p>
          </table:table-cell>
          <table:table-cell office:value-type="float" office:value="5869" calcext:value-type="float">
            <text:p>5869</text:p>
          </table:table-cell>
          <table:table-cell/>
          <table:table-cell table:formula="of:=[.K10]/[.E10]" office:value-type="percentage" office:value="0.0309468067155994" calcext:value-type="percentage">
            <text:p>3.0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86521" calcext:value-type="float">
            <text:p>386521</text:p>
          </table:table-cell>
          <table:table-cell office:value-type="float" office:value="209185" calcext:value-type="float">
            <text:p>209185</text:p>
          </table:table-cell>
          <table:table-cell office:value-type="float" office:value="177336" calcext:value-type="float">
            <text:p>177336</text:p>
          </table:table-cell>
          <table:table-cell office:value-type="float" office:value="13595" calcext:value-type="float">
            <text:p>13595</text:p>
          </table:table-cell>
          <table:table-cell office:value-type="float" office:value="7129" calcext:value-type="float">
            <text:p>7129</text:p>
          </table:table-cell>
          <table:table-cell office:value-type="float" office:value="6466" calcext:value-type="float">
            <text:p>6466</text:p>
          </table:table-cell>
          <table:table-cell office:value-type="float" office:value="24697" calcext:value-type="float">
            <text:p>24697</text:p>
          </table:table-cell>
          <table:table-cell office:value-type="float" office:value="8042" calcext:value-type="float">
            <text:p>8042</text:p>
          </table:table-cell>
          <table:table-cell office:value-type="float" office:value="16655" calcext:value-type="float">
            <text:p>16655</text:p>
          </table:table-cell>
          <table:table-cell/>
          <table:table-cell table:formula="of:=[.K11]/[.E11]" office:value-type="percentage" office:value="0.0939177606351784" calcext:value-type="percentage">
            <text:p>9.3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63596" calcext:value-type="float">
            <text:p>363596</text:p>
          </table:table-cell>
          <table:table-cell office:value-type="float" office:value="192781" calcext:value-type="float">
            <text:p>192781</text:p>
          </table:table-cell>
          <table:table-cell office:value-type="float" office:value="170815" calcext:value-type="float">
            <text:p>170815</text:p>
          </table:table-cell>
          <table:table-cell office:value-type="float" office:value="14365" calcext:value-type="float">
            <text:p>14365</text:p>
          </table:table-cell>
          <table:table-cell office:value-type="float" office:value="7292" calcext:value-type="float">
            <text:p>7292</text:p>
          </table:table-cell>
          <table:table-cell office:value-type="float" office:value="7073" calcext:value-type="float">
            <text:p>7073</text:p>
          </table:table-cell>
          <table:table-cell office:value-type="float" office:value="42873" calcext:value-type="float">
            <text:p>42873</text:p>
          </table:table-cell>
          <table:table-cell office:value-type="float" office:value="21155" calcext:value-type="float">
            <text:p>21155</text:p>
          </table:table-cell>
          <table:table-cell office:value-type="float" office:value="21718" calcext:value-type="float">
            <text:p>21718</text:p>
          </table:table-cell>
          <table:table-cell/>
          <table:table-cell table:formula="of:=[.K12]/[.E12]" office:value-type="percentage" office:value="0.127143400755203" calcext:value-type="percentage">
            <text:p>12.71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94425" calcext:value-type="float">
            <text:p>394425</text:p>
          </table:table-cell>
          <table:table-cell office:value-type="float" office:value="207419" calcext:value-type="float">
            <text:p>207419</text:p>
          </table:table-cell>
          <table:table-cell office:value-type="float" office:value="187006" calcext:value-type="float">
            <text:p>187006</text:p>
          </table:table-cell>
          <table:table-cell office:value-type="float" office:value="12675" calcext:value-type="float">
            <text:p>12675</text:p>
          </table:table-cell>
          <table:table-cell office:value-type="float" office:value="6734" calcext:value-type="float">
            <text:p>6734</text:p>
          </table:table-cell>
          <table:table-cell office:value-type="float" office:value="5941" calcext:value-type="float">
            <text:p>5941</text:p>
          </table:table-cell>
          <table:table-cell office:value-type="float" office:value="14843" calcext:value-type="float">
            <text:p>14843</text:p>
          </table:table-cell>
          <table:table-cell office:value-type="float" office:value="7302" calcext:value-type="float">
            <text:p>7302</text:p>
          </table:table-cell>
          <table:table-cell office:value-type="float" office:value="7541" calcext:value-type="float">
            <text:p>7541</text:p>
          </table:table-cell>
          <table:table-cell/>
          <table:table-cell table:formula="of:=[.K13]/[.E13]" office:value-type="percentage" office:value="0.040324909361197" calcext:value-type="percentage">
            <text:p>4.0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14257" calcext:value-type="float">
            <text:p>614257</text:p>
          </table:table-cell>
          <table:table-cell office:value-type="float" office:value="425878" calcext:value-type="float">
            <text:p>425878</text:p>
          </table:table-cell>
          <table:table-cell office:value-type="float" office:value="188379" calcext:value-type="float">
            <text:p>188379</text:p>
          </table:table-cell>
          <table:table-cell office:value-type="float" office:value="13496" calcext:value-type="float">
            <text:p>13496</text:p>
          </table:table-cell>
          <table:table-cell office:value-type="float" office:value="7705" calcext:value-type="float">
            <text:p>7705</text:p>
          </table:table-cell>
          <table:table-cell office:value-type="float" office:value="5791" calcext:value-type="float">
            <text:p>5791</text:p>
          </table:table-cell>
          <table:table-cell office:value-type="float" office:value="17194" calcext:value-type="float">
            <text:p>17194</text:p>
          </table:table-cell>
          <table:table-cell office:value-type="float" office:value="8706" calcext:value-type="float">
            <text:p>8706</text:p>
          </table:table-cell>
          <table:table-cell office:value-type="float" office:value="8488" calcext:value-type="float">
            <text:p>8488</text:p>
          </table:table-cell>
          <table:table-cell/>
          <table:table-cell table:formula="of:=[.K14]/[.E14]" office:value-type="percentage" office:value="0.0450581009560514" calcext:value-type="percentage">
            <text:p>4.5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98016" calcext:value-type="float">
            <text:p>398016</text:p>
          </table:table-cell>
          <table:table-cell office:value-type="float" office:value="210542" calcext:value-type="float">
            <text:p>210542</text:p>
          </table:table-cell>
          <table:table-cell office:value-type="float" office:value="187474" calcext:value-type="float">
            <text:p>187474</text:p>
          </table:table-cell>
          <table:table-cell office:value-type="float" office:value="12090" calcext:value-type="float">
            <text:p>12090</text:p>
          </table:table-cell>
          <table:table-cell office:value-type="float" office:value="6177" calcext:value-type="float">
            <text:p>6177</text:p>
          </table:table-cell>
          <table:table-cell office:value-type="float" office:value="5913" calcext:value-type="float">
            <text:p>5913</text:p>
          </table:table-cell>
          <table:table-cell office:value-type="float" office:value="12884" calcext:value-type="float">
            <text:p>12884</text:p>
          </table:table-cell>
          <table:table-cell office:value-type="float" office:value="6569" calcext:value-type="float">
            <text:p>6569</text:p>
          </table:table-cell>
          <table:table-cell office:value-type="float" office:value="6315" calcext:value-type="float">
            <text:p>6315</text:p>
          </table:table-cell>
          <table:table-cell/>
          <table:table-cell table:formula="of:=[.K15]/[.E15]" office:value-type="percentage" office:value="0.0336846709410372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76291" calcext:value-type="float">
            <text:p>376291</text:p>
          </table:table-cell>
          <table:table-cell office:value-type="float" office:value="197744" calcext:value-type="float">
            <text:p>197744</text:p>
          </table:table-cell>
          <table:table-cell office:value-type="float" office:value="178547" calcext:value-type="float">
            <text:p>178547</text:p>
          </table:table-cell>
          <table:table-cell office:value-type="float" office:value="14410" calcext:value-type="float">
            <text:p>14410</text:p>
          </table:table-cell>
          <table:table-cell office:value-type="float" office:value="7511" calcext:value-type="float">
            <text:p>7511</text:p>
          </table:table-cell>
          <table:table-cell office:value-type="float" office:value="6899" calcext:value-type="float">
            <text:p>6899</text:p>
          </table:table-cell>
          <table:table-cell office:value-type="float" office:value="28390" calcext:value-type="float">
            <text:p>28390</text:p>
          </table:table-cell>
          <table:table-cell office:value-type="float" office:value="15501" calcext:value-type="float">
            <text:p>15501</text:p>
          </table:table-cell>
          <table:table-cell office:value-type="float" office:value="12889" calcext:value-type="float">
            <text:p>12889</text:p>
          </table:table-cell>
          <table:table-cell/>
          <table:table-cell table:formula="of:=[.K16]/[.E16]" office:value-type="percentage" office:value="0.0721882753560687" calcext:value-type="percentage">
            <text:p>7.22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81686" calcext:value-type="float">
            <text:p>381686</text:p>
          </table:table-cell>
          <table:table-cell office:value-type="float" office:value="198110" calcext:value-type="float">
            <text:p>198110</text:p>
          </table:table-cell>
          <table:table-cell office:value-type="float" office:value="183576" calcext:value-type="float">
            <text:p>183576</text:p>
          </table:table-cell>
          <table:table-cell office:value-type="float" office:value="14028" calcext:value-type="float">
            <text:p>14028</text:p>
          </table:table-cell>
          <table:table-cell office:value-type="float" office:value="7497" calcext:value-type="float">
            <text:p>7497</text:p>
          </table:table-cell>
          <table:table-cell office:value-type="float" office:value="6531" calcext:value-type="float">
            <text:p>6531</text:p>
          </table:table-cell>
          <table:table-cell office:value-type="float" office:value="26635" calcext:value-type="float">
            <text:p>26635</text:p>
          </table:table-cell>
          <table:table-cell office:value-type="float" office:value="17218" calcext:value-type="float">
            <text:p>17218</text:p>
          </table:table-cell>
          <table:table-cell office:value-type="float" office:value="9417" calcext:value-type="float">
            <text:p>9417</text:p>
          </table:table-cell>
          <table:table-cell/>
          <table:table-cell table:formula="of:=[.K17]/[.E17]" office:value-type="percentage" office:value="0.0512975552359786" calcext:value-type="percentage">
            <text:p>5.1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73702" calcext:value-type="float">
            <text:p>373702</text:p>
          </table:table-cell>
          <table:table-cell office:value-type="float" office:value="195434" calcext:value-type="float">
            <text:p>195434</text:p>
          </table:table-cell>
          <table:table-cell office:value-type="float" office:value="178268" calcext:value-type="float">
            <text:p>178268</text:p>
          </table:table-cell>
          <table:table-cell office:value-type="float" office:value="15243" calcext:value-type="float">
            <text:p>15243</text:p>
          </table:table-cell>
          <table:table-cell office:value-type="float" office:value="8256" calcext:value-type="float">
            <text:p>8256</text:p>
          </table:table-cell>
          <table:table-cell office:value-type="float" office:value="6987" calcext:value-type="float">
            <text:p>6987</text:p>
          </table:table-cell>
          <table:table-cell office:value-type="float" office:value="31001" calcext:value-type="float">
            <text:p>31001</text:p>
          </table:table-cell>
          <table:table-cell office:value-type="float" office:value="16831" calcext:value-type="float">
            <text:p>16831</text:p>
          </table:table-cell>
          <table:table-cell office:value-type="float" office:value="14170" calcext:value-type="float">
            <text:p>14170</text:p>
          </table:table-cell>
          <table:table-cell/>
          <table:table-cell table:formula="of:=[.K18]/[.E18]" office:value-type="percentage" office:value="0.0794870644198622" calcext:value-type="percentage">
            <text:p>7.95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99190" calcext:value-type="float">
            <text:p>399190</text:p>
          </table:table-cell>
          <table:table-cell office:value-type="float" office:value="210566" calcext:value-type="float">
            <text:p>210566</text:p>
          </table:table-cell>
          <table:table-cell office:value-type="float" office:value="188624" calcext:value-type="float">
            <text:p>188624</text:p>
          </table:table-cell>
          <table:table-cell office:value-type="float" office:value="12069" calcext:value-type="float">
            <text:p>12069</text:p>
          </table:table-cell>
          <table:table-cell office:value-type="float" office:value="6208" calcext:value-type="float">
            <text:p>6208</text:p>
          </table:table-cell>
          <table:table-cell office:value-type="float" office:value="5861" calcext:value-type="float">
            <text:p>5861</text:p>
          </table:table-cell>
          <table:table-cell office:value-type="float" office:value="11527" calcext:value-type="float">
            <text:p>11527</text:p>
          </table:table-cell>
          <table:table-cell office:value-type="float" office:value="5301" calcext:value-type="float">
            <text:p>5301</text:p>
          </table:table-cell>
          <table:table-cell office:value-type="float" office:value="6226" calcext:value-type="float">
            <text:p>6226</text:p>
          </table:table-cell>
          <table:table-cell/>
          <table:table-cell table:formula="of:=[.K19]/[.E19]" office:value-type="percentage" office:value="0.0330074645856307" calcext:value-type="percentage">
            <text:p>3.3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81192" calcext:value-type="float">
            <text:p>381192</text:p>
          </table:table-cell>
          <table:table-cell office:value-type="float" office:value="206975" calcext:value-type="float">
            <text:p>206975</text:p>
          </table:table-cell>
          <table:table-cell office:value-type="float" office:value="174217" calcext:value-type="float">
            <text:p>174217</text:p>
          </table:table-cell>
          <table:table-cell office:value-type="float" office:value="13874" calcext:value-type="float">
            <text:p>13874</text:p>
          </table:table-cell>
          <table:table-cell office:value-type="float" office:value="6974" calcext:value-type="float">
            <text:p>6974</text:p>
          </table:table-cell>
          <table:table-cell office:value-type="float" office:value="6900" calcext:value-type="float">
            <text:p>6900</text:p>
          </table:table-cell>
          <table:table-cell office:value-type="float" office:value="25865" calcext:value-type="float">
            <text:p>25865</text:p>
          </table:table-cell>
          <table:table-cell office:value-type="float" office:value="7492" calcext:value-type="float">
            <text:p>7492</text:p>
          </table:table-cell>
          <table:table-cell office:value-type="float" office:value="18373" calcext:value-type="float">
            <text:p>18373</text:p>
          </table:table-cell>
          <table:table-cell/>
          <table:table-cell table:formula="of:=[.K20]/[.E20]" office:value-type="percentage" office:value="0.105460431530792" calcext:value-type="percentage">
            <text:p>10.55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62617" calcext:value-type="float">
            <text:p>362617</text:p>
          </table:table-cell>
          <table:table-cell office:value-type="float" office:value="196702" calcext:value-type="float">
            <text:p>196702</text:p>
          </table:table-cell>
          <table:table-cell office:value-type="float" office:value="165915" calcext:value-type="float">
            <text:p>165915</text:p>
          </table:table-cell>
          <table:table-cell office:value-type="float" office:value="17373" calcext:value-type="float">
            <text:p>17373</text:p>
          </table:table-cell>
          <table:table-cell office:value-type="float" office:value="8913" calcext:value-type="float">
            <text:p>8913</text:p>
          </table:table-cell>
          <table:table-cell office:value-type="float" office:value="8460" calcext:value-type="float">
            <text:p>8460</text:p>
          </table:table-cell>
          <table:table-cell office:value-type="float" office:value="34548" calcext:value-type="float">
            <text:p>34548</text:p>
          </table:table-cell>
          <table:table-cell office:value-type="float" office:value="13401" calcext:value-type="float">
            <text:p>13401</text:p>
          </table:table-cell>
          <table:table-cell office:value-type="float" office:value="21147" calcext:value-type="float">
            <text:p>21147</text:p>
          </table:table-cell>
          <table:table-cell/>
          <table:table-cell table:formula="of:=[.K21]/[.E21]" office:value-type="percentage" office:value="0.127456830304674" calcext:value-type="percentage">
            <text:p>12.7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98240" calcext:value-type="float">
            <text:p>398240</text:p>
          </table:table-cell>
          <table:table-cell office:value-type="float" office:value="209761" calcext:value-type="float">
            <text:p>209761</text:p>
          </table:table-cell>
          <table:table-cell office:value-type="float" office:value="188479" calcext:value-type="float">
            <text:p>188479</text:p>
          </table:table-cell>
          <table:table-cell office:value-type="float" office:value="12510" calcext:value-type="float">
            <text:p>12510</text:p>
          </table:table-cell>
          <table:table-cell office:value-type="float" office:value="6396" calcext:value-type="float">
            <text:p>6396</text:p>
          </table:table-cell>
          <table:table-cell office:value-type="float" office:value="6114" calcext:value-type="float">
            <text:p>6114</text:p>
          </table:table-cell>
          <table:table-cell office:value-type="float" office:value="11457" calcext:value-type="float">
            <text:p>11457</text:p>
          </table:table-cell>
          <table:table-cell office:value-type="float" office:value="5405" calcext:value-type="float">
            <text:p>5405</text:p>
          </table:table-cell>
          <table:table-cell office:value-type="float" office:value="6052" calcext:value-type="float">
            <text:p>6052</text:p>
          </table:table-cell>
          <table:table-cell/>
          <table:table-cell table:formula="of:=[.K22]/[.E22]" office:value-type="percentage" office:value="0.0321096780012627" calcext:value-type="percentage">
            <text:p>3.21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98630" calcext:value-type="float">
            <text:p>398630</text:p>
          </table:table-cell>
          <table:table-cell office:value-type="float" office:value="210273" calcext:value-type="float">
            <text:p>210273</text:p>
          </table:table-cell>
          <table:table-cell office:value-type="float" office:value="188357" calcext:value-type="float">
            <text:p>188357</text:p>
          </table:table-cell>
          <table:table-cell office:value-type="float" office:value="11989" calcext:value-type="float">
            <text:p>11989</text:p>
          </table:table-cell>
          <table:table-cell office:value-type="float" office:value="6171" calcext:value-type="float">
            <text:p>6171</text:p>
          </table:table-cell>
          <table:table-cell office:value-type="float" office:value="5818" calcext:value-type="float">
            <text:p>5818</text:p>
          </table:table-cell>
          <table:table-cell office:value-type="float" office:value="12091" calcext:value-type="float">
            <text:p>12091</text:p>
          </table:table-cell>
          <table:table-cell office:value-type="float" office:value="5638" calcext:value-type="float">
            <text:p>5638</text:p>
          </table:table-cell>
          <table:table-cell office:value-type="float" office:value="6453" calcext:value-type="float">
            <text:p>6453</text:p>
          </table:table-cell>
          <table:table-cell/>
          <table:table-cell table:formula="of:=[.K23]/[.E23]" office:value-type="percentage" office:value="0.0342594116491556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03303" calcext:value-type="float">
            <text:p>403303</text:p>
          </table:table-cell>
          <table:table-cell office:value-type="float" office:value="213591" calcext:value-type="float">
            <text:p>213591</text:p>
          </table:table-cell>
          <table:table-cell office:value-type="float" office:value="189712" calcext:value-type="float">
            <text:p>189712</text:p>
          </table:table-cell>
          <table:table-cell office:value-type="float" office:value="10077" calcext:value-type="float">
            <text:p>10077</text:p>
          </table:table-cell>
          <table:table-cell office:value-type="float" office:value="5293" calcext:value-type="float">
            <text:p>5293</text:p>
          </table:table-cell>
          <table:table-cell office:value-type="float" office:value="4784" calcext:value-type="float">
            <text:p>4784</text:p>
          </table:table-cell>
          <table:table-cell office:value-type="float" office:value="11600" calcext:value-type="float">
            <text:p>11600</text:p>
          </table:table-cell>
          <table:table-cell office:value-type="float" office:value="5695" calcext:value-type="float">
            <text:p>5695</text:p>
          </table:table-cell>
          <table:table-cell office:value-type="float" office:value="5905" calcext:value-type="float">
            <text:p>5905</text:p>
          </table:table-cell>
          <table:table-cell/>
          <table:table-cell table:formula="of:=[.K24]/[.E24]" office:value-type="percentage" office:value="0.0311261280256389" calcext:value-type="percentage">
            <text:p>3.1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80104" calcext:value-type="float">
            <text:p>380104</text:p>
          </table:table-cell>
          <table:table-cell office:value-type="float" office:value="204153" calcext:value-type="float">
            <text:p>204153</text:p>
          </table:table-cell>
          <table:table-cell office:value-type="float" office:value="175951" calcext:value-type="float">
            <text:p>175951</text:p>
          </table:table-cell>
          <table:table-cell office:value-type="float" office:value="14790" calcext:value-type="float">
            <text:p>14790</text:p>
          </table:table-cell>
          <table:table-cell office:value-type="float" office:value="7742" calcext:value-type="float">
            <text:p>7742</text:p>
          </table:table-cell>
          <table:table-cell office:value-type="float" office:value="7048" calcext:value-type="float">
            <text:p>7048</text:p>
          </table:table-cell>
          <table:table-cell office:value-type="float" office:value="26212" calcext:value-type="float">
            <text:p>26212</text:p>
          </table:table-cell>
          <table:table-cell office:value-type="float" office:value="9579" calcext:value-type="float">
            <text:p>9579</text:p>
          </table:table-cell>
          <table:table-cell office:value-type="float" office:value="16633" calcext:value-type="float">
            <text:p>16633</text:p>
          </table:table-cell>
          <table:table-cell/>
          <table:table-cell table:formula="of:=[.K25]/[.E25]" office:value-type="percentage" office:value="0.0945320003864712" calcext:value-type="percentage">
            <text:p>9.4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74871" calcext:value-type="float">
            <text:p>374871</text:p>
          </table:table-cell>
          <table:table-cell office:value-type="float" office:value="196932" calcext:value-type="float">
            <text:p>196932</text:p>
          </table:table-cell>
          <table:table-cell office:value-type="float" office:value="177939" calcext:value-type="float">
            <text:p>177939</text:p>
          </table:table-cell>
          <table:table-cell office:value-type="float" office:value="13611" calcext:value-type="float">
            <text:p>13611</text:p>
          </table:table-cell>
          <table:table-cell office:value-type="float" office:value="7688" calcext:value-type="float">
            <text:p>7688</text:p>
          </table:table-cell>
          <table:table-cell office:value-type="float" office:value="5923" calcext:value-type="float">
            <text:p>5923</text:p>
          </table:table-cell>
          <table:table-cell office:value-type="float" office:value="32308" calcext:value-type="float">
            <text:p>32308</text:p>
          </table:table-cell>
          <table:table-cell office:value-type="float" office:value="15695" calcext:value-type="float">
            <text:p>15695</text:p>
          </table:table-cell>
          <table:table-cell office:value-type="float" office:value="16613" calcext:value-type="float">
            <text:p>16613</text:p>
          </table:table-cell>
          <table:table-cell/>
          <table:table-cell table:formula="of:=[.K26]/[.E26]" office:value-type="percentage" office:value="0.0933634560158257" calcext:value-type="percentage">
            <text:p>9.3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71729" calcext:value-type="float">
            <text:p>371729</text:p>
          </table:table-cell>
          <table:table-cell office:value-type="float" office:value="196231" calcext:value-type="float">
            <text:p>196231</text:p>
          </table:table-cell>
          <table:table-cell office:value-type="float" office:value="175498" calcext:value-type="float">
            <text:p>175498</text:p>
          </table:table-cell>
          <table:table-cell office:value-type="float" office:value="16676" calcext:value-type="float">
            <text:p>16676</text:p>
          </table:table-cell>
          <table:table-cell office:value-type="float" office:value="8548" calcext:value-type="float">
            <text:p>8548</text:p>
          </table:table-cell>
          <table:table-cell office:value-type="float" office:value="8128" calcext:value-type="float">
            <text:p>8128</text:p>
          </table:table-cell>
          <table:table-cell office:value-type="float" office:value="33954" calcext:value-type="float">
            <text:p>33954</text:p>
          </table:table-cell>
          <table:table-cell office:value-type="float" office:value="17447" calcext:value-type="float">
            <text:p>17447</text:p>
          </table:table-cell>
          <table:table-cell office:value-type="float" office:value="16507" calcext:value-type="float">
            <text:p>16507</text:p>
          </table:table-cell>
          <table:table-cell/>
          <table:table-cell table:formula="of:=[.K27]/[.E27]" office:value-type="percentage" office:value="0.0940580519436119" calcext:value-type="percentage">
            <text:p>9.41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86310" calcext:value-type="float">
            <text:p>386310</text:p>
          </table:table-cell>
          <table:table-cell office:value-type="float" office:value="200384" calcext:value-type="float">
            <text:p>200384</text:p>
          </table:table-cell>
          <table:table-cell office:value-type="float" office:value="185926" calcext:value-type="float">
            <text:p>185926</text:p>
          </table:table-cell>
          <table:table-cell office:value-type="float" office:value="12181" calcext:value-type="float">
            <text:p>12181</text:p>
          </table:table-cell>
          <table:table-cell office:value-type="float" office:value="6389" calcext:value-type="float">
            <text:p>6389</text:p>
          </table:table-cell>
          <table:table-cell office:value-type="float" office:value="5792" calcext:value-type="float">
            <text:p>5792</text:p>
          </table:table-cell>
          <table:table-cell office:value-type="float" office:value="15594" calcext:value-type="float">
            <text:p>15594</text:p>
          </table:table-cell>
          <table:table-cell office:value-type="float" office:value="7472" calcext:value-type="float">
            <text:p>7472</text:p>
          </table:table-cell>
          <table:table-cell office:value-type="float" office:value="8122" calcext:value-type="float">
            <text:p>8122</text:p>
          </table:table-cell>
          <table:table-cell/>
          <table:table-cell table:formula="of:=[.K28]/[.E28]" office:value-type="percentage" office:value="0.0436840463410174" calcext:value-type="percentage">
            <text:p>4.37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99408" calcext:value-type="float">
            <text:p>399408</text:p>
          </table:table-cell>
          <table:table-cell office:value-type="float" office:value="210823" calcext:value-type="float">
            <text:p>210823</text:p>
          </table:table-cell>
          <table:table-cell office:value-type="float" office:value="188585" calcext:value-type="float">
            <text:p>188585</text:p>
          </table:table-cell>
          <table:table-cell office:value-type="float" office:value="12147" calcext:value-type="float">
            <text:p>12147</text:p>
          </table:table-cell>
          <table:table-cell office:value-type="float" office:value="6316" calcext:value-type="float">
            <text:p>6316</text:p>
          </table:table-cell>
          <table:table-cell office:value-type="float" office:value="5831" calcext:value-type="float">
            <text:p>5831</text:p>
          </table:table-cell>
          <table:table-cell office:value-type="float" office:value="11463" calcext:value-type="float">
            <text:p>11463</text:p>
          </table:table-cell>
          <table:table-cell office:value-type="float" office:value="5402" calcext:value-type="float">
            <text:p>5402</text:p>
          </table:table-cell>
          <table:table-cell office:value-type="float" office:value="6061" calcext:value-type="float">
            <text:p>6061</text:p>
          </table:table-cell>
          <table:table-cell/>
          <table:table-cell table:formula="of:=[.K29]/[.E29]" office:value-type="percentage" office:value="0.0321393536071268" calcext:value-type="percentage">
            <text:p>3.2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93014" calcext:value-type="float">
            <text:p>393014</text:p>
          </table:table-cell>
          <table:table-cell office:value-type="float" office:value="206517" calcext:value-type="float">
            <text:p>206517</text:p>
          </table:table-cell>
          <table:table-cell office:value-type="float" office:value="186497" calcext:value-type="float">
            <text:p>186497</text:p>
          </table:table-cell>
          <table:table-cell office:value-type="float" office:value="13094" calcext:value-type="float">
            <text:p>13094</text:p>
          </table:table-cell>
          <table:table-cell office:value-type="float" office:value="6654" calcext:value-type="float">
            <text:p>6654</text:p>
          </table:table-cell>
          <table:table-cell office:value-type="float" office:value="6440" calcext:value-type="float">
            <text:p>6440</text:p>
          </table:table-cell>
          <table:table-cell office:value-type="float" office:value="16212" calcext:value-type="float">
            <text:p>16212</text:p>
          </table:table-cell>
          <table:table-cell office:value-type="float" office:value="8795" calcext:value-type="float">
            <text:p>8795</text:p>
          </table:table-cell>
          <table:table-cell office:value-type="float" office:value="7417" calcext:value-type="float">
            <text:p>7417</text:p>
          </table:table-cell>
          <table:table-cell/>
          <table:table-cell table:formula="of:=[.K30]/[.E30]" office:value-type="percentage" office:value="0.0397700767304568" calcext:value-type="percentage">
            <text:p>3.98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375028" calcext:value-type="float">
            <text:p>375028</text:p>
          </table:table-cell>
          <table:table-cell office:value-type="float" office:value="198626" calcext:value-type="float">
            <text:p>198626</text:p>
          </table:table-cell>
          <table:table-cell office:value-type="float" office:value="176402" calcext:value-type="float">
            <text:p>176402</text:p>
          </table:table-cell>
          <table:table-cell office:value-type="float" office:value="11918" calcext:value-type="float">
            <text:p>11918</text:p>
          </table:table-cell>
          <table:table-cell office:value-type="float" office:value="6051" calcext:value-type="float">
            <text:p>6051</text:p>
          </table:table-cell>
          <table:table-cell office:value-type="float" office:value="5867" calcext:value-type="float">
            <text:p>5867</text:p>
          </table:table-cell>
          <table:table-cell office:value-type="float" office:value="34299" calcext:value-type="float">
            <text:p>34299</text:p>
          </table:table-cell>
          <table:table-cell office:value-type="float" office:value="16962" calcext:value-type="float">
            <text:p>16962</text:p>
          </table:table-cell>
          <table:table-cell office:value-type="float" office:value="17337" calcext:value-type="float">
            <text:p>17337</text:p>
          </table:table-cell>
          <table:table-cell/>
          <table:table-cell table:formula="of:=[.K31]/[.E31]" office:value-type="percentage" office:value="0.0982811986258659" calcext:value-type="percentage">
            <text:p>9.83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62141" calcext:value-type="float">
            <text:p>362141</text:p>
          </table:table-cell>
          <table:table-cell office:value-type="float" office:value="196205" calcext:value-type="float">
            <text:p>196205</text:p>
          </table:table-cell>
          <table:table-cell office:value-type="float" office:value="165936" calcext:value-type="float">
            <text:p>165936</text:p>
          </table:table-cell>
          <table:table-cell office:value-type="float" office:value="14723" calcext:value-type="float">
            <text:p>14723</text:p>
          </table:table-cell>
          <table:table-cell office:value-type="float" office:value="6883" calcext:value-type="float">
            <text:p>6883</text:p>
          </table:table-cell>
          <table:table-cell office:value-type="float" office:value="7840" calcext:value-type="float">
            <text:p>7840</text:p>
          </table:table-cell>
          <table:table-cell office:value-type="float" office:value="43202" calcext:value-type="float">
            <text:p>43202</text:p>
          </table:table-cell>
          <table:table-cell office:value-type="float" office:value="20799" calcext:value-type="float">
            <text:p>20799</text:p>
          </table:table-cell>
          <table:table-cell office:value-type="float" office:value="22403" calcext:value-type="float">
            <text:p>22403</text:p>
          </table:table-cell>
          <table:table-cell/>
          <table:table-cell table:formula="of:=[.K32]/[.E32]" office:value-type="percentage" office:value="0.135009883328512" calcext:value-type="percentage">
            <text:p>13.5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87158" calcext:value-type="float">
            <text:p>387158</text:p>
          </table:table-cell>
          <table:table-cell office:value-type="float" office:value="211686" calcext:value-type="float">
            <text:p>211686</text:p>
          </table:table-cell>
          <table:table-cell office:value-type="float" office:value="175472" calcext:value-type="float">
            <text:p>175472</text:p>
          </table:table-cell>
          <table:table-cell office:value-type="float" office:value="11663" calcext:value-type="float">
            <text:p>11663</text:p>
          </table:table-cell>
          <table:table-cell office:value-type="float" office:value="5913" calcext:value-type="float">
            <text:p>5913</text:p>
          </table:table-cell>
          <table:table-cell office:value-type="float" office:value="5750" calcext:value-type="float">
            <text:p>5750</text:p>
          </table:table-cell>
          <table:table-cell office:value-type="float" office:value="24691" calcext:value-type="float">
            <text:p>24691</text:p>
          </table:table-cell>
          <table:table-cell office:value-type="float" office:value="7093" calcext:value-type="float">
            <text:p>7093</text:p>
          </table:table-cell>
          <table:table-cell office:value-type="float" office:value="17598" calcext:value-type="float">
            <text:p>17598</text:p>
          </table:table-cell>
          <table:table-cell/>
          <table:table-cell table:formula="of:=[.K33]/[.E33]" office:value-type="percentage" office:value="0.100289504878271" calcext:value-type="percentage">
            <text:p>10.0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05:26.530941645</dc:date>
    <meta:editing-duration>PT1M28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